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7.73cm"/>
    </style:style>
    <style:style style:name="co5" style:family="table-column">
      <style:table-column-properties fo:break-before="auto" style:column-width="2.16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Krebes, J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rNr:</text:p>
          </table:table-cell>
          <table:table-cell office:value-type="float" office:value="3133783" calcext:value-type="float">
            <text:p>31337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kt:</text:p>
          </table:table-cell>
          <table:table-cell table:style-name="ce4" office:value-type="string" calcext:value-type="string">
            <text:p>SoftwareProjekt WS2020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am:</text:p>
          </table:table-cell>
          <table:table-cell office:value-type="string" calcext:value-type="string">
            <text:p>UnityUn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zeit:</text:p>
          </table:table-cell>
          <table:table-cell table:formula="of:=SUM([.B8:.B297])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 [h]</text:p>
          </table:table-cell>
          <table:table-cell table:style-name="ce6" office:value-type="string" calcext:value-type="string">
            <text:p>Buchungsposten</text:p>
          </table:table-cell>
          <table:table-cell table:style-name="ce6" office:value-type="string" calcext:value-type="string">
            <text:p>Beschreibung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09-30" calcext:value-type="date">
            <text:p>30.09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ilnahme Kickoff-Meeting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07" calcext:value-type="date">
            <text:p>07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ilnahme Einführung Unity + C#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12" calcext:value-type="date">
            <text:p>12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Einarbeitung in Unity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0-13" calcext:value-type="date">
            <text:p>13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Einarbeitung in Unity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16" calcext:value-type="date">
            <text:p>16.10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-Meeting; Vis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19" calcext:value-type="date">
            <text:p>19.10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 Vorbereitung Präsent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21" calcext:value-type="date">
            <text:p>21.10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Meilenstein: Lifecycle Objectives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23" calcext:value-type="date">
            <text:p>23.10.202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erlegung Teammeeting auf Montag 18 Uhr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0-26" calcext:value-type="date">
            <text:p>26.10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planung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1-02" calcext:value-type="date">
            <text:p>02.11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Unity and Visual studio aufzsetzen und verbinden. Mehrere Probleme bei Unity.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1-03" calcext:value-type="date">
            <text:p>03.11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Einarbeitung inUnity/ Plaztieern und verstehen von Editor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1-17" calcext:value-type="date">
            <text:p>17.11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cene mit Fahrradmnodell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1-18" calcext:value-type="date">
            <text:p>18.11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orbereitung auf Sprint Review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1-18" calcext:value-type="date">
            <text:p>18.11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 Review + Teammeeting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01" calcext:value-type="date">
            <text:p>01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meeting, Vorbereitung Präsent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01" calcext:value-type="date">
            <text:p>01.12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cene für Demonstartion erstelle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02" calcext:value-type="date">
            <text:p>02.1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Meilenstein: Lifecycle Achitectur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08" calcext:value-type="date">
            <text:p>08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meeting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2-08" calcext:value-type="date">
            <text:p>08.12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Partpicker + Modell von Statione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14" calcext:value-type="date">
            <text:p>14.1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Patzierung und Erstellung von Stationen mit Jan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2-15" calcext:value-type="date">
            <text:p>15.12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Verbessern partpicker + UI und Statione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16" calcext:value-type="date">
            <text:p>16.12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orbereitung auf Sprint Review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0-12-16" calcext:value-type="date">
            <text:p>16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 Review + Teammeeting: Planung von Tasks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0-12-16" calcext:value-type="date">
            <text:p>16.12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Kleineres Modell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1-01-11" calcext:value-type="date">
            <text:p>1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tationen auswählen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1-01-13" calcext:value-type="date">
            <text:p>1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tationen auswählen + Speichern + Bedienungsanleitung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21-01-15" calcext:value-type="date">
            <text:p>15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kumente</text:p>
          </table:table-cell>
          <table:table-cell office:value-type="string" calcext:value-type="string">
            <text:p>Abschlussdokumente</text:p>
          </table:table-cell>
          <table:table-cell table:number-columns-repeated="1020"/>
        </table:table-row>
        <table:table-row table:style-name="ro2" table:number-rows-repeated="5">
          <table:table-cell table:style-name="ce3"/>
          <table:table-cell table:number-columns-repeated="1023"/>
        </table:table-row>
        <table:table-row table:style-name="ro1" table:number-rows-repeated="174">
          <table:table-cell table:style-name="ce3"/>
          <table:table-cell table:number-columns-repeated="1023"/>
        </table:table-row>
        <table:table-row table:style-name="ro1" table:number-rows-repeated="104835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month number:textual="true"/>
      <number:text>-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lunde</meta:initial-creator>
    <meta:creation-date>2007-09-18T08:56:54</meta:creation-date>
    <dc:date>2021-01-15T18:46:59.113000000</dc:date>
    <meta:print-date>2007-09-18T10:17:33</meta:print-date>
    <meta:generator>LibreOffice/7.0.4.2$Windows_X86_64 LibreOffice_project/dcf040e67528d9187c66b2379df5ea4407429775</meta:generator>
    <meta:editing-duration>PT12M</meta:editing-duration>
    <meta:editing-cycles>2</meta:editing-cycles>
    <meta:document-statistic meta:table-count="3" meta:cell-count="122" meta:object-count="0"/>
  </office:meta>
</office:document-meta>
</file>